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11.20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31.42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983cm" fo:break-before="auto" style:use-optimal-row-height="false"/>
    </style:style>
    <style:style style:name="ro3" style:family="table-row">
      <style:table-row-properties style:row-height="3.2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3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</text:p>
            <text:p><text:s/></text:p>
            <text:p>La balise title contient un « . » dans head 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e ou supprimer les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  <text:p/>
            <text:p><text:a xlink:href="https://developer.mozilla.org/fr/docs/Apprendre/HTML/Balises_HTML">https://developer.mozilla.org/fr/docs/Apprendre/HTML/Balises_HTML</text:a></text:p>
            <text:p/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>Le contraste des couleurs doit respecter </text:p>
            <text:p>Le niveau AA de WCAG 2.0 </text:p>
          </table:table-cell>
          <table:table-cell table:style-name="ce4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4" office:value-type="string">
            <text:p>Mettre le bon langage est </text:p>
            <text:p>Obligatoire pour un bon</text:p>
            <text:p>Référencement de son site web</text:p>
          </table:table-cell>
          <table:table-cell table:style-name="ce4" office:value-type="string">
            <text:p/>
            <text:p>Utiliser l'attribut correspondant</text:p>
            <text:p>Au langage du site</text:p>
            <text:p>Donner à <text:s/>&lt;lang&gt; la valeur « fr »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<text:span text:style-name="T1">L'image doit être compressé pour </text:span></text:p>
            <text:p><text:span text:style-name="T1">Réduire sa taille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</text:p>
            <text:p>Des élément pour tablette et mobile</text:p>
          </table:table-cell>
          <table:table-cell table:style-name="ce8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4" office:value-type="string">
            <text:p>L’échange excessif de liens est</text:p>
            <text:p>interdit et peut être dangereux </text:p>
            <text:p>Pour le référencement du site web</text:p>
          </table:table-cell>
          <table:table-cell table:style-name="ce4" office:value-type="string">
            <text:p>Supprimer les liens en trop</text:p>
            <text:p>Faire attention <text:s/>aux liens du footer pour </text:p>
            <text:p>Rester pertinent <text:s/>avec l'activité de son site web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4" office:value-type="string">
            <text:p>Supprimer ces div</text:p>
            <text:p>Ne pas utiliser le « black-hat »</text:p>
            <text:p>Pour le référencement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 code html est mal structuréde </text:p>
            <text:p>Et contient trop de balise «div»</text:p>
          </table:table-cell>
          <table:table-cell table:style-name="ce4" office:value-type="string">
            <text:p>La balise « div » n'est pas assez spécifique et la</text:p>
            <text:p>Sémantique n'est pas bonne pour le </text:p>
            <text:p>Référencement</text:p>
            <text:p/>
          </table:table-cell>
          <table:table-cell table:style-name="ce7" office:value-type="string">
            <text:p><text:span text:style-name="T2">Il faut une structure, header, section, article, div et</text:span></text:p>
            <text:p>Footer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4" office:value-type="string">
            <text:p>Les fichiers minifier sont moins lourds et </text:p>
            <text:p>Chargent plus rapidement</text:p>
          </table:table-cell>
          <table:table-cell table:style-name="ce4" office:value-type="string">
            <text:p>Minifier les fichiers js et css</text:p>
          </table:table-cell>
          <table:table-cell table:style-name="ce9" office:value-type="string">
            <text:p>Non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9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de sécurité librairie js</text:p>
          </table:table-cell>
          <table:table-cell table:style-name="ce3" table:number-columns-repeated="2"/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avec la police de cache </text:p>
            <text:p>pour les images</text:p>
          </table:table-cell>
          <table:table-cell table:style-name="ce3"/>
          <table:table-cell table:style-name="ce4" office:value-type="string">
            <text:p>Définir la police de cache pour les images</text:p>
          </table:table-cell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es messages d'erreur du formulaire ne</text:p>
            <text:p><text:s/>sont pas en français</text:p>
          </table:table-cell>
          <table:table-cell table:style-name="ce4" office:value-type="string">
            <text:p>Tout le monde ne comprend pas forcément l'anglais</text:p>
          </table:table-cell>
          <table:table-cell table:style-name="ce4" office:value-type="string">
            <text:p>Traduire les messages en Français</text:p>
          </table:table-cell>
          <table:table-cell table:style-name="ce4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style-name="ce4" table:number-columns-repeated="6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4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4:33:15.83</dc:date>
    <dc:creator>Valentin Manguin</dc:creator>
    <meta:generator>OpenOffice/4.1.7$Win32 OpenOffice.org_project/417m1$Build-9800</meta:generator>
    <meta:editing-duration>PT6H5M43S</meta:editing-duration>
    <meta:editing-cycles>67</meta:editing-cycles>
    <meta:document-statistic meta:table-count="1" meta:cell-count="82" meta:object-count="0"/>
  </office:meta>
</office:document-meta>
</file>